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60e" officeooo:paragraph-rsid="000bef52"/>
    </style:style>
    <style:style style:name="P2" style:family="paragraph" style:parent-style-name="Standard" style:master-page-name="Standard">
      <style:paragraph-properties style:page-number="auto"/>
      <style:text-properties officeooo:rsid="001d660e" officeooo:paragraph-rsid="000bef52"/>
    </style:style>
    <style:style style:name="T1" style:family="text">
      <style:text-properties officeooo:rsid="000be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安装<text:span text:style-name="T1">python + opengl</text:span></text:p>
      <text:p text:style-name="P1">$ sudo pip install PyOpenGL PyOpenGL_accele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2:19:29.493248794</meta:creation-date>
    <dc:date>2017-03-25T22:20:46.407843739</dc:date>
    <meta:editing-duration>PT1M17S</meta:editing-duration>
    <meta:editing-cycles>1</meta:editing-cycles>
    <meta:document-statistic meta:table-count="0" meta:image-count="0" meta:object-count="0" meta:page-count="1" meta:paragraph-count="2" meta:word-count="11" meta:character-count="64" meta:non-whitespace-character-count="57"/>
    <meta:generator>LibreOffice/5.1.6.2$Linux_X86_64 LibreOffice_project/10m0$Build-2</meta:generator>
  </office:meta>
</office:document-meta>
</file>